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[.B2]-[.B12]" office:value-type="float" office:value="95.5714285714286" calcext:value-type="float">
            <text:p>95.57142857142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[.C3]-[.B12]" office:value-type="float" office:value="89.1428571428571" calcext:value-type="float">
            <text:p>89.14285714285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formula="of:=[.C4]-[.B12]" office:value-type="float" office:value="82.7142857142857" calcext:value-type="float">
            <text:p>82.71428571428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formula="of:=[.C5]-[.B12]" office:value-type="float" office:value="76.2857142857143" calcext:value-type="float">
            <text:p>76.28571428571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formula="of:=[.C6]-[.B12]" office:value-type="float" office:value="69.8571428571429" calcext:value-type="float">
            <text:p>69.85714285714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formula="of:=[.C7]-[.B12]" office:value-type="float" office:value="63.4285714285714" calcext:value-type="float">
            <text:p>63.42857142857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57" calcext:value-type="float">
            <text:p>57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table:formula="of:=([.B2]-[.B9])/7" office:value-type="float" office:value="6.42857142857143" calcext:value-type="float">
            <text:p>6.4285714285714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3T08:27:39.260215422</meta:creation-date>
    <dc:date>2024-02-14T09:39:03.105326036</dc:date>
    <meta:editing-duration>PT2H50M2S</meta:editing-duration>
    <meta:editing-cycles>2</meta:editing-cycles>
    <meta:generator>LibreOffice/7.3.7.2$Linux_X86_64 LibreOffice_project/30$Build-2</meta:generator>
    <meta:document-statistic meta:table-count="1" meta:cell-count="17" meta:object-count="0"/>
  </office:meta>
</office:document-meta>
</file>